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04cm"/>
    </style:style>
    <style:style style:name="co2" style:family="table-column">
      <style:table-column-properties fo:break-before="auto" style:column-width="4.546cm"/>
    </style:style>
    <style:style style:name="co3" style:family="table-column">
      <style:table-column-properties fo:break-before="auto" style:column-width="5.6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6.973cm"/>
    </style:style>
    <style:style style:name="co7" style:family="table-column">
      <style:table-column-properties fo:break-before="auto" style:column-width="15.3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ume</text:p>
          </table:table-cell>
          <table:table-cell table:style-name="ce1" office:value-type="string">
            <text:p>ID facebook</text:p>
          </table:table-cell>
          <table:table-cell table:style-name="ce3" office:value-type="string">
            <text:p>Interests</text:p>
          </table:table-cell>
          <table:table-cell table:style-name="ce3" office:value-type="string">
            <text:p>Id</text:p>
          </table:table-cell>
        </table:table-row>
        <table:table-row table:style-name="ro1">
          <table:table-cell office:value-type="string">
            <text:p>Alexandru Asandei</text:p>
          </table:table-cell>
          <table:table-cell office:value-type="string">
            <text:p>alexandru.asandei</text:p>
          </table:table-cell>
          <table:table-cell office:value-type="string">
            <text:p>music,TV,games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Radu-Corneliu Marin</text:p>
          </table:table-cell>
          <table:table-cell office:value-type="string">
            <text:p>radu.marin.589</text:p>
          </table:table-cell>
          <table:table-cell office:value-type="string">
            <text:p>music,ga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prian Dobre</text:p>
          </table:table-cell>
          <table:table-cell office:value-type="string">
            <text:p>ciprian.dobre</text:p>
          </table:table-cell>
          <table:table-cell table:style-name="ce4" office:value-type="string">
            <text:p>music, movies, TV, book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Florin Pop</text:p>
          </table:table-cell>
          <table:table-cell office:value-type="string">
            <text:p>florin.pop</text:p>
          </table:table-cell>
          <table:table-cell office:value-type="string">
            <text:p>music,movies,TV,books,games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Toader Cosmin</text:p>
          </table:table-cell>
          <table:table-cell office:value-type="string">
            <text:p>cosmintg</text:p>
          </table:table-cell>
          <table:table-cell office:value-type="string">
            <text:p>music,movies,TV,gam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uchir Elena</text:p>
          </table:table-cell>
          <table:table-cell office:value-type="string">
            <text:p>elena.buchir</text:p>
          </table:table-cell>
          <table:table-cell table:style-name="ce4" office:value-type="string">
            <text:p>music, movi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ugarjav Battamir</text:p>
          </table:table-cell>
          <table:table-cell office:value-type="string">
            <text:p>sugarjav.battamir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Barca Cristian</text:p>
          </table:table-cell>
          <table:table-cell office:value-type="string">
            <text:p>cristian.m.barca</text:p>
          </table:table-cell>
          <table:table-cell office:value-type="string">
            <text:p>music,movies,TV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adu-Ioan Ciobanu</text:p>
          </table:table-cell>
          <table:table-cell office:value-type="string">
            <text:p>radu.ioan.ciobanu</text:p>
          </table:table-cell>
          <table:table-cell office:value-type="string">
            <text:p>music,movies,TV,books,gam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tefan Teleu</text:p>
          </table:table-cell>
          <table:table-cell office:value-type="string">
            <text:p>stefan.teleu</text:p>
          </table:table-cell>
          <table:table-cell table:style-name="ce4" office:value-type="string">
            <text:p>music,movies,TV,books,gam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avin Cristina</text:p>
          </table:table-cell>
          <table:table-cell office:value-type="string">
            <text:p>cristina.m.savin</text:p>
          </table:table-cell>
          <table:table-cell office:value-type="string">
            <text:p>movies,TV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Gosu Valentin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lexandra Vintila</text:p>
          </table:table-cell>
          <table:table-cell office:value-type="string">
            <text:p>alexandra.a.vintila</text:p>
          </table:table-cell>
          <table:table-cell office:value-type="string">
            <text:p>music,movies,TV,books,games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Ruxandra Csutak</text:p>
          </table:table-cell>
          <table:table-cell office:value-type="string">
            <text:p>ruxandra.csutak</text:p>
          </table:table-cell>
          <table:table-cell office:value-type="string">
            <text:p>music,TV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ngu Costin-George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erban Radu</text:p>
          </table:table-cell>
          <table:table-cell office:value-type="string">
            <text:p>radu.serban.31</text:p>
          </table:table-cell>
          <table:table-cell office:value-type="string">
            <text:p>music,movies,TV,book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ristina Surdu</text:p>
          </table:table-cell>
          <table:table-cell office:value-type="string">
            <text:p>blubee123</text:p>
          </table:table-cell>
          <table:table-cell table:style-name="ce4" office:value-type="string">
            <text:p>movies, TV, book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Popescu Mihai </text:p>
          </table:table-cell>
          <table:table-cell office:value-type="string">
            <text:p>mihai.popescu.370</text:p>
          </table:table-cell>
          <table:table-cell office:value-type="string">
            <text:p><text:span text:style-name="T2">movies, music, TV,</text:span> game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erban Chiricescu</text:p>
          </table:table-cell>
          <table:table-cell office:value-type="string">
            <text:p>chiricescu</text:p>
          </table:table-cell>
          <table:table-cell office:value-type="string">
            <text:p>music,TV, <text:span text:style-name="T2">games</text:span></text:p>
          </table:table-cell>
          <table:table-cell office:value-type="string">
            <text:p>Invalid IMEI</text:p>
          </table:table-cell>
        </table:table-row>
        <table:table-row table:style-name="ro1">
          <table:table-cell office:value-type="string">
            <text:p>Mirica Emma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lexandru Minulescu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string">
            <text:p>No IMEI (tablet most probably)</text:p>
          </table:table-cell>
        </table:table-row>
        <table:table-row table:style-name="ro1">
          <table:table-cell office:value-type="string">
            <text:p>Adrian Bacircea</text:p>
          </table:table-cell>
          <table:table-cell office:value-type="string">
            <text:p>adrian.bacircea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aniela Ene</text:p>
          </table:table-cell>
          <table:table-cell office:value-type="string">
            <text:p>daniela.a.ene</text:p>
          </table:table-cell>
          <table:table-cell office:value-type="string">
            <text:p>music,TV,<text:span text:style-name="T2">books</text:span>, games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ocea Raluca</text:p>
          </table:table-cell>
          <table:table-cell office:value-type="string">
            <text:p>raluca.socea</text:p>
          </table:table-cell>
          <table:table-cell office:value-type="string">
            <text:p>music,movies,TV,book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uzana Vladescu</text:p>
          </table:table-cell>
          <table:table-cell office:value-type="string">
            <text:p>suzana.vladescu</text:p>
          </table:table-cell>
          <table:table-cell table:style-name="ce4" office:value-type="string">
            <text:p>music, movies, tV, books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atalin Fratila</text:p>
          </table:table-cell>
          <table:table-cell office:value-type="string">
            <text:p>catalin.fratila</text:p>
          </table:table-cell>
          <table:table-cell office:value-type="string">
            <text:p>music,movies,TV,gam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ndrei Maruseac</text:p>
          </table:table-cell>
          <table:table-cell office:value-type="string">
            <text:p>andrei.maruseac</text:p>
          </table:table-cell>
          <table:table-cell office:value-type="string">
            <text:p>movies,TV,gam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ristian Chilipirea </text:p>
          </table:table-cell>
          <table:table-cell office:value-type="string">
            <text:p>chilipirea.cristian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rvan Anca</text:p>
          </table:table-cell>
          <table:table-cell office:value-type="string">
            <text:p>anca.pirvan</text:p>
          </table:table-cell>
          <table:table-cell office:value-type="string">
            <text:p><text:span text:style-name="T2">music, movies, tv</text:span>, book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ristea Adrian<text:span text:style-name="T1"> (Beciu Andreea-Livia)</text:span></text:p>
          </table:table-cell>
          <table:table-cell office:value-type="string">
            <text:p>andreealivia.beciu</text:p>
          </table:table-cell>
          <table:table-cell office:value-type="string">
            <text:p>music,movies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Tatulescu Stefan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string">
            <text:p>No IMEI (tablet most probably)</text:p>
          </table:table-cell>
        </table:table-row>
        <table:table-row table:style-name="ro1">
          <table:table-cell office:value-type="string">
            <text:p>Marina Ciocea <text:span text:style-name="T1">(Alexandru Burghelea)</text:span></text:p>
          </table:table-cell>
          <table:table-cell office:value-type="string">
            <text:p>alexandru.burghelea</text:p>
          </table:table-cell>
          <table:table-cell table:style-name="ce4" office:value-type="string">
            <text:p>music,movies,TV,books,games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ndrei Danescu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ura Vasilescu</text:p>
          </table:table-cell>
          <table:table-cell office:value-type="string">
            <text:p>laura.vasilescu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drian Scoică</text:p>
          </table:table-cell>
          <table:table-cell office:value-type="string">
            <text:p>Adrian.Marcvs</text:p>
          </table:table-cell>
          <table:table-cell office:value-type="string">
            <text:p>music,movies,TV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ecula Gabriel</text:p>
          </table:table-cell>
          <table:table-cell office:value-type="string">
            <text:p>ripsyd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Vasiu Oana</text:p>
          </table:table-cell>
          <table:table-cell office:value-type="string">
            <text:p>oana.vasiu.3</text:p>
          </table:table-cell>
          <table:table-cell office:value-type="string">
            <text:p>music,movies,TV,books,games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aivan Elena</text:p>
          </table:table-cell>
          <table:table-cell office:value-type="string">
            <text:p>elena.caval.5</text:p>
          </table:table-cell>
          <table:table-cell office:value-type="string">
            <text:p>music,TV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ungu Adrian</text:p>
          </table:table-cell>
          <table:table-cell office:value-type="string">
            <text:p>adrian.lungu.73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Bobonete Lavinia</text:p>
          </table:table-cell>
          <table:table-cell office:value-type="string">
            <text:p>lavinia.bobonete</text:p>
          </table:table-cell>
          <table:table-cell office:value-type="string">
            <text:p>TV,gam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entin Dobrota</text:p>
          </table:table-cell>
          <table:table-cell office:value-type="string">
            <text:p>vdobrota</text:p>
          </table:table-cell>
          <table:table-cell office:value-type="string">
            <text:p>-</text:p>
          </table:table-cell>
          <table:table-cell office:value-type="string">
            <text:p>No upload</text:p>
          </table:table-cell>
        </table:table-row>
        <table:table-row table:style-name="ro1">
          <table:table-cell office:value-type="string">
            <text:p>Victor Cărbune </text:p>
          </table:table-cell>
          <table:table-cell office:value-type="string">
            <text:p>vcarbune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iobanu Emilia</text:p>
          </table:table-cell>
          <table:table-cell office:value-type="string">
            <text:p>mismare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alasa Adela</text:p>
          </table:table-cell>
          <table:table-cell office:value-type="string">
            <text:p>adela.balasa</text:p>
          </table:table-cell>
          <table:table-cell table:style-name="ce4" office:value-type="string">
            <text:p>movies, TV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etre Andreea Cristina</text:p>
          </table:table-cell>
          <table:table-cell office:value-type="string">
            <text:p>andreea.petre.315</text:p>
          </table:table-cell>
          <table:table-cell office:value-type="string">
            <text:p>games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Voinea Maria Anemona</text:p>
          </table:table-cell>
          <table:table-cell office:value-type="string">
            <text:p>an3m0na</text:p>
          </table:table-cell>
          <table:table-cell office:value-type="string">
            <text:p>music,movies,TV,games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erban Andra-Elena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Voiculescu Rafaela</text:p>
          </table:table-cell>
          <table:table-cell office:value-type="string">
            <text:p>rafaela.voiculescu</text:p>
          </table:table-cell>
          <table:table-cell table:style-name="ce4" office:value-type="string">
            <text:p>music,movies,TV,books,game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tefan-Dobrin Cosmin</text:p>
          </table:table-cell>
          <table:table-cell office:value-type="string">
            <text:p>cosmin.stefan</text:p>
          </table:table-cell>
          <table:table-cell table:style-name="ce4" office:value-type="string">
            <text:p>music,movies,TV,books</text:p>
          </table:table-cell>
          <table:table-cell table:style-name="ce5" office:value-type="string">
            <text:p>16 &amp; 19</text:p>
          </table:table-cell>
        </table:table-row>
        <table:table-row table:style-name="ro1">
          <table:table-cell office:value-type="string">
            <text:p>Tiriplica Diana</text:p>
          </table:table-cell>
          <table:table-cell office:value-type="string">
            <text:p>diana.tiriplica</text:p>
          </table:table-cell>
          <table:table-cell table:style-name="ce4" office:value-type="string">
            <text:p>music,movies,TV,game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ca Octavian</text:p>
          </table:table-cell>
          <table:table-cell office:value-type="string">
            <text:p>octavian.saca</text:p>
          </table:table-cell>
          <table:table-cell office:value-type="string">
            <text:p>music,movies,TV,books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Nistor Ruxandra</text:p>
          </table:table-cell>
          <table:table-cell office:value-type="string">
            <text:p>ruxandra.nistor.14</text:p>
          </table:table-cell>
          <table:table-cell table:style-name="ce4" office:value-type="string">
            <text:p>music,movies,TV,books,games</text:p>
          </table:table-cell>
          <table:table-cell office:value-type="string">
            <text:p>No upload</text:p>
          </table:table-cell>
        </table:table-row>
        <table:table-row table:style-name="ro1">
          <table:table-cell office:value-type="string">
            <text:p>Cardei Claudia</text:p>
          </table:table-cell>
          <table:table-cell office:value-type="string">
            <text:p>claudia.cardei</text:p>
          </table:table-cell>
          <table:table-cell table:style-name="ce4" office:value-type="string">
            <text:p>music,movies,TV,books,game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aragea Radu</text:p>
          </table:table-cell>
          <table:table-cell office:value-type="string">
            <text:p>dmnserpent</text:p>
          </table:table-cell>
          <table:table-cell office:value-type="string">
            <text:p>movies,TV,games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Oprisan Andreea</text:p>
          </table:table-cell>
          <table:table-cell office:value-type="string">
            <text:p>andreea.oprisan.9</text:p>
          </table:table-cell>
          <table:table-cell office:value-type="string">
            <text:p>music,movies,TV,book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oscalenco Iulia</text:p>
          </table:table-cell>
          <table:table-cell office:value-type="string">
            <text:p>moscalenco.iulia</text:p>
          </table:table-cell>
          <table:table-cell office:value-type="string">
            <text:p>music,movies,TV,books,game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nghel Andrei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Tibuleac Andrei</text:p>
          </table:table-cell>
          <table:table-cell office:value-type="string">
            <text:p>N/A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Leta Alexandra</text:p>
          </table:table-cell>
          <table:table-cell office:value-type="string">
            <text:p>alexandra.leta</text:p>
          </table:table-cell>
          <table:table-cell office:value-type="string">
            <text:p>music,TV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Georgescu Mihai Alexandru</text:p>
          </table:table-cell>
          <table:table-cell office:value-type="string">
            <text:p>alex.georgescu.88</text:p>
          </table:table-cell>
          <table:table-cell office:value-type="string">
            <text:p>music,TV,games</text:p>
          </table:table-cell>
          <table:table-cell office:value-type="string">
            <text:p>No upload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2"/>
        <table:table-column table:style-name="co7" table:default-cell-style-name="ce8"/>
        <table:table-column table:style-name="co4" table:number-columns-repeated="4" table:default-cell-style-name="Default"/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u-Corneliu Marin</text:p>
          </table:table-cell>
          <table:table-cell table:style-name="ce7" office:value-type="float" office:value="23.53">
            <text:p>23,53</text:p>
          </table:table-cell>
          <table:table-cell/>
          <table:table-cell table:formula="of:=[.A2]" office:value-type="float" office:value="1">
            <text:p>1</text:p>
          </table:table-cell>
          <table:table-cell office:value-type="string">
            <text:p>,</text:p>
          </table:table-cell>
          <table:table-cell table:formula="of:=[.C2]" office:value-type="float" office:value="23.53">
            <text:p>23,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bonete Lavinia</text:p>
          </table:table-cell>
          <table:table-cell table:style-name="Default" office:value-type="string">
            <text:p>5,8,13,14,15,16,20,27,30,31,32,35,41,43,45,46,49,50,52,53,54,55,62,68,71</text:p>
          </table:table-cell>
          <table:table-cell/>
          <table:table-cell table:formula="of:=[.A3]" office:value-type="float" office:value="2">
            <text:p>2</text:p>
          </table:table-cell>
          <table:table-cell office:value-type="string">
            <text:p>,</text:p>
          </table:table-cell>
          <table:table-cell table:formula="of:=[.C3]" office:value-type="string" office:string-value="5,8,13,14,15,16,20,27,30,31,32,35,41,43,45,46,49,50,52,53,54,55,62,68,71">
            <text:p>5,8,13,14,15,16,20,27,30,31,32,35,41,43,45,46,49,50,52,53,54,55,62,68,7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string">
            <text:p>Andrei Danescu</text:p>
          </table:table-cell>
          <table:table-cell table:style-name="Default"/>
          <table:table-cell/>
          <table:table-cell table:formula="of:=[.A4]" office:value-type="float" office:value="4">
            <text:p>4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talin Fratila</text:p>
          </table:table-cell>
          <table:table-cell table:style-name="Default" office:value-type="string">
            <text:p>2,13,18,20,21,23,30,34,44,45,46,50,51,53,54,55,57,68</text:p>
          </table:table-cell>
          <table:table-cell/>
          <table:table-cell table:formula="of:=[.A5]" office:value-type="float" office:value="5">
            <text:p>5</text:p>
          </table:table-cell>
          <table:table-cell office:value-type="string">
            <text:p>,</text:p>
          </table:table-cell>
          <table:table-cell table:formula="of:=[.C5]" office:value-type="string" office:string-value="2,13,18,20,21,23,30,34,44,45,46,50,51,53,54,55,57,68">
            <text:p>2,13,18,20,21,23,30,34,44,45,46,50,51,53,54,55,57,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ader Cosmin</text:p>
          </table:table-cell>
          <table:table-cell table:style-name="Default" office:value-type="string">
            <text:p>30,32,55,68,73</text:p>
          </table:table-cell>
          <table:table-cell/>
          <table:table-cell table:formula="of:=[.A6]" office:value-type="float" office:value="6">
            <text:p>6</text:p>
          </table:table-cell>
          <table:table-cell office:value-type="string">
            <text:p>,</text:p>
          </table:table-cell>
          <table:table-cell table:formula="of:=[.C6]" office:value-type="string" office:string-value="30,32,55,68,73">
            <text:p>30,32,55,68,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rca Cristian</text:p>
          </table:table-cell>
          <table:table-cell table:style-name="Default" office:value-type="string">
            <text:p>13,18,24,30,32,39,44,45,46,50,53,54,62,67,68,69,71</text:p>
          </table:table-cell>
          <table:table-cell/>
          <table:table-cell table:formula="of:=[.A7]" office:value-type="float" office:value="7">
            <text:p>7</text:p>
          </table:table-cell>
          <table:table-cell office:value-type="string">
            <text:p>,</text:p>
          </table:table-cell>
          <table:table-cell table:formula="of:=[.C7]" office:value-type="string" office:string-value="13,18,24,30,32,39,44,45,46,50,53,54,62,67,68,69,71">
            <text:p>13,18,24,30,32,39,44,45,46,50,53,54,62,67,68,69,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rian Scoică</text:p>
          </table:table-cell>
          <table:table-cell table:style-name="ce7" office:value-type="string">
            <text:p>2,24,30,31,41,43,49,53,54,57,58,63,69</text:p>
          </table:table-cell>
          <table:table-cell/>
          <table:table-cell table:formula="of:=[.A8]" office:value-type="float" office:value="8">
            <text:p>8</text:p>
          </table:table-cell>
          <table:table-cell office:value-type="string">
            <text:p>,</text:p>
          </table:table-cell>
          <table:table-cell table:formula="of:=[.C8]" office:value-type="string" office:string-value="2,24,30,31,41,43,49,53,54,57,58,63,69">
            <text:p>2,24,30,31,41,43,49,53,54,57,58,63,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ura Vasilescu</text:p>
          </table:table-cell>
          <table:table-cell office:value-type="string">
            <text:p>2,5,7,14,16,18,19,20,28,30,31,32,35,41,43,50,51,53,54,55,63,68,69,71</text:p>
          </table:table-cell>
          <table:table-cell/>
          <table:table-cell table:formula="of:=[.A9]" office:value-type="float" office:value="13">
            <text:p>13</text:p>
          </table:table-cell>
          <table:table-cell office:value-type="string">
            <text:p>,</text:p>
          </table:table-cell>
          <table:table-cell table:formula="of:=[.C9]" office:value-type="string" office:string-value="2,5,7,14,16,18,19,20,28,30,31,32,35,41,43,50,51,53,54,55,63,68,69,71">
            <text:p>2,5,7,14,16,18,19,20,28,30,31,32,35,41,43,50,51,53,54,55,63,68,69,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iculescu Rafaela</text:p>
          </table:table-cell>
          <table:table-cell office:value-type="string">
            <text:p>2,13,15,31,34,35,43,46,53,54,55</text:p>
          </table:table-cell>
          <table:table-cell/>
          <table:table-cell table:formula="of:=[.A10]" office:value-type="float" office:value="14">
            <text:p>14</text:p>
          </table:table-cell>
          <table:table-cell office:value-type="string">
            <text:p>,</text:p>
          </table:table-cell>
          <table:table-cell table:formula="of:=[.C10]" office:value-type="string" office:string-value="2,13,15,31,34,35,43,46,53,54,55">
            <text:p>2,13,15,31,34,35,43,46,53,54,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efan Teleu</text:p>
          </table:table-cell>
          <table:table-cell office:value-type="string">
            <text:p>2,14,16,18,19,20,31,32,34,35,43,45,46,53,54,55,68,71</text:p>
          </table:table-cell>
          <table:table-cell/>
          <table:table-cell table:formula="of:=[.A11]" office:value-type="float" office:value="15">
            <text:p>15</text:p>
          </table:table-cell>
          <table:table-cell office:value-type="string">
            <text:p>,</text:p>
          </table:table-cell>
          <table:table-cell table:formula="of:=[.C11]" office:value-type="string" office:string-value="2,14,16,18,19,20,31,32,34,35,43,45,46,53,54,55,68,71">
            <text:p>2,14,16,18,19,20,31,32,34,35,43,45,46,53,54,55,68,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efan-Dobrin Cosmin</text:p>
          </table:table-cell>
          <table:table-cell office:value-type="string">
            <text:p>2,13,15,31,34,35,41,43,46,54,55,68</text:p>
          </table:table-cell>
          <table:table-cell/>
          <table:table-cell table:formula="of:=[.A12]" office:value-type="float" office:value="16">
            <text:p>16</text:p>
          </table:table-cell>
          <table:table-cell office:value-type="string">
            <text:p>,</text:p>
          </table:table-cell>
          <table:table-cell table:formula="of:=[.C12]" office:value-type="string" office:string-value="2,13,15,31,34,35,41,43,46,54,55,68">
            <text:p>2,13,15,31,34,35,41,43,46,54,55,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string">
            <text:p>Serban Andra-Elena</text:p>
          </table:table-cell>
          <table:table-cell table:style-name="ce7"/>
          <table:table-cell/>
          <table:table-cell table:formula="of:=[.A13]" office:value-type="float" office:value="17">
            <text:p>17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dei Claudia</text:p>
          </table:table-cell>
          <table:table-cell table:style-name="ce7" office:value-type="string">
            <text:p>5,7,13,15,55,69</text:p>
          </table:table-cell>
          <table:table-cell/>
          <table:table-cell table:formula="of:=[.A14]" office:value-type="float" office:value="18">
            <text:p>18</text:p>
          </table:table-cell>
          <table:table-cell office:value-type="string">
            <text:p>,</text:p>
          </table:table-cell>
          <table:table-cell table:formula="of:=[.C14]" office:value-type="string" office:string-value="5,7,13,15,55,69">
            <text:p>5,7,13,15,55,6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tefan-Dobrin Cosmin</text:p>
          </table:table-cell>
          <table:table-cell office:value-type="string">
            <text:p>2,13,15,31,34,35,41,43,46,54,55,68</text:p>
          </table:table-cell>
          <table:table-cell/>
          <table:table-cell table:formula="of:=[.A15]" office:value-type="float" office:value="19">
            <text:p>19</text:p>
          </table:table-cell>
          <table:table-cell office:value-type="string">
            <text:p>,</text:p>
          </table:table-cell>
          <table:table-cell table:formula="of:=[.C15]" office:value-type="string" office:string-value="2,13,15,31,34,35,41,43,46,54,55,68">
            <text:p>2,13,15,31,34,35,41,43,46,54,55,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alasa Adela</text:p>
          </table:table-cell>
          <table:table-cell table:style-name="ce7" office:value-type="string">
            <text:p>2,5,13,15,30,31,35,50,53,54,55,63,68</text:p>
          </table:table-cell>
          <table:table-cell/>
          <table:table-cell table:formula="of:=[.A16]" office:value-type="float" office:value="20">
            <text:p>20</text:p>
          </table:table-cell>
          <table:table-cell office:value-type="string">
            <text:p>,</text:p>
          </table:table-cell>
          <table:table-cell table:formula="of:=[.C16]" office:value-type="string" office:string-value="2,5,13,15,30,31,35,50,53,54,55,63,68">
            <text:p>2,5,13,15,30,31,35,50,53,54,55,63,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istian Chilipirea </text:p>
          </table:table-cell>
          <table:table-cell office:value-type="string">
            <text:p>5,30,34,35,46,51,53,68</text:p>
          </table:table-cell>
          <table:table-cell/>
          <table:table-cell table:formula="of:=[.A17]" office:value-type="float" office:value="21">
            <text:p>21</text:p>
          </table:table-cell>
          <table:table-cell office:value-type="string">
            <text:p>,</text:p>
          </table:table-cell>
          <table:table-cell table:formula="of:=[.C17]" office:value-type="string" office:string-value="5,30,34,35,46,51,53,68">
            <text:p>5,30,34,35,46,51,53,6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adu-Ioan Ciobanu</text:p>
          </table:table-cell>
          <table:table-cell table:style-name="ce7" office:value-type="string">
            <text:p>1,5,23</text:p>
          </table:table-cell>
          <table:table-cell/>
          <table:table-cell table:formula="of:=[.A18]" office:value-type="float" office:value="23">
            <text:p>23</text:p>
          </table:table-cell>
          <table:table-cell office:value-type="string">
            <text:p>,</text:p>
          </table:table-cell>
          <table:table-cell table:formula="of:=[.C18]" office:value-type="string" office:string-value="1,5,23">
            <text:p>1,5,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ocea Raluca</text:p>
          </table:table-cell>
          <table:table-cell office:value-type="string">
            <text:p>7,8,30,31,39,41,42,43,58,63,69</text:p>
          </table:table-cell>
          <table:table-cell/>
          <table:table-cell table:formula="of:=[.A19]" office:value-type="float" office:value="24">
            <text:p>24</text:p>
          </table:table-cell>
          <table:table-cell office:value-type="string">
            <text:p>,</text:p>
          </table:table-cell>
          <table:table-cell table:formula="of:=[.C19]" office:value-type="string" office:string-value="7,8,30,31,39,41,42,43,58,63,69">
            <text:p>7,8,30,31,39,41,42,43,58,63,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6" office:value-type="string">
            <text:p>Gosu Valentin</text:p>
          </table:table-cell>
          <table:table-cell table:style-name="ce7"/>
          <table:table-cell/>
          <table:table-cell table:formula="of:=[.A20]" office:value-type="float" office:value="25">
            <text:p>25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prisan Andreea</text:p>
          </table:table-cell>
          <table:table-cell table:style-name="ce7" office:value-type="string">
            <text:p>2,3,50,57,63</text:p>
          </table:table-cell>
          <table:table-cell/>
          <table:table-cell table:formula="of:=[.A21]" office:value-type="float" office:value="27">
            <text:p>27</text:p>
          </table:table-cell>
          <table:table-cell office:value-type="string">
            <text:p>,</text:p>
          </table:table-cell>
          <table:table-cell table:formula="of:=[.C21]" office:value-type="string" office:string-value="2,3,50,57,63">
            <text:p>2,3,50,57,6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ragea Radu</text:p>
          </table:table-cell>
          <table:table-cell office:value-type="string">
            <text:p>13,31,34,50</text:p>
          </table:table-cell>
          <table:table-cell/>
          <table:table-cell table:formula="of:=[.A22]" office:value-type="float" office:value="28">
            <text:p>28</text:p>
          </table:table-cell>
          <table:table-cell office:value-type="string">
            <text:p>,</text:p>
          </table:table-cell>
          <table:table-cell table:formula="of:=[.C22]" office:value-type="string" office:string-value="13,31,34,50">
            <text:p>13,31,34,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ndrei Maruseac</text:p>
          </table:table-cell>
          <table:table-cell office:value-type="string">
            <text:p>2,5,6,7,8,13,20,21,24,27,31,32,34,35,39,43,44,49,50,51,52,53,55,60,62,63,67,68,69,71,73</text:p>
          </table:table-cell>
          <table:table-cell/>
          <table:table-cell table:formula="of:=[.A23]" office:value-type="float" office:value="30">
            <text:p>30</text:p>
          </table:table-cell>
          <table:table-cell office:value-type="string">
            <text:p>,</text:p>
          </table:table-cell>
          <table:table-cell table:formula="of:=[.C23]" office:value-type="string" office:string-value="2,5,6,7,8,13,20,21,24,27,31,32,34,35,39,43,44,49,50,51,52,53,55,60,62,63,67,68,69,71,73">
            <text:p>2,5,6,7,8,13,20,21,24,27,31,32,34,35,39,43,44,49,50,51,52,53,55,60,62,63,67,68,69,71,7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irvan Anca</text:p>
          </table:table-cell>
          <table:table-cell office:value-type="string">
            <text:p>2,8,13,14,15,16,19,20,24,28,30,32,34,35,43,44,45,46,50,52,53,54,55,57,62,63,68,69,71</text:p>
          </table:table-cell>
          <table:table-cell/>
          <table:table-cell table:formula="of:=[.A24]" office:value-type="float" office:value="31">
            <text:p>31</text:p>
          </table:table-cell>
          <table:table-cell office:value-type="string">
            <text:p>,</text:p>
          </table:table-cell>
          <table:table-cell table:formula="of:=[.C24]" office:value-type="string" office:string-value="2,8,13,14,15,16,19,20,24,28,30,32,34,35,43,44,45,46,50,52,53,54,55,57,62,63,68,69,71">
            <text:p>2,8,13,14,15,16,19,20,24,28,30,32,34,35,43,44,45,46,50,52,53,54,55,57,62,63,68,69,7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uchir Elena</text:p>
          </table:table-cell>
          <table:table-cell table:style-name="ce7" office:value-type="string">
            <text:p>2,6,7,13,15,30,31,41,51,53,54,55,57,63,68</text:p>
          </table:table-cell>
          <table:table-cell/>
          <table:table-cell table:formula="of:=[.A25]" office:value-type="float" office:value="32">
            <text:p>32</text:p>
          </table:table-cell>
          <table:table-cell office:value-type="string">
            <text:p>,</text:p>
          </table:table-cell>
          <table:table-cell table:formula="of:=[.C25]" office:value-type="string" office:string-value="2,6,7,13,15,30,31,41,51,53,54,55,57,63,68">
            <text:p>2,6,7,13,15,30,31,41,51,53,54,55,57,63,6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oinea Maria Anemona</text:p>
          </table:table-cell>
          <table:table-cell office:value-type="string">
            <text:p>5,14,15,16,19,21,28,30,31,35,45,46,53,54,55,67,68,73</text:p>
          </table:table-cell>
          <table:table-cell/>
          <table:table-cell table:formula="of:=[.A26]" office:value-type="float" office:value="34">
            <text:p>34</text:p>
          </table:table-cell>
          <table:table-cell office:value-type="string">
            <text:p>,</text:p>
          </table:table-cell>
          <table:table-cell table:formula="of:=[.C26]" office:value-type="string" office:string-value="5,14,15,16,19,21,28,30,31,35,45,46,53,54,55,67,68,73">
            <text:p>5,14,15,16,19,21,28,30,31,35,45,46,53,54,55,67,68,7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scalenco Iulia</text:p>
          </table:table-cell>
          <table:table-cell office:value-type="string">
            <text:p>2,13,14,15,16,19,20,21,30,31,34,42,43,45,46,51,52,53,54,55,62,63,68,71</text:p>
          </table:table-cell>
          <table:table-cell/>
          <table:table-cell table:formula="of:=[.A27]" office:value-type="float" office:value="35">
            <text:p>35</text:p>
          </table:table-cell>
          <table:table-cell office:value-type="string">
            <text:p>,</text:p>
          </table:table-cell>
          <table:table-cell table:formula="of:=[.C27]" office:value-type="string" office:string-value="2,13,14,15,16,19,20,21,30,31,34,42,43,45,46,51,52,53,54,55,62,63,68,71">
            <text:p>2,13,14,15,16,19,20,21,30,31,34,42,43,45,46,51,52,53,54,55,62,63,68,7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lexandru Asandei</text:p>
          </table:table-cell>
          <table:table-cell office:value-type="string">
            <text:p>7,24,30,42,49,50,52,53,54,68,73</text:p>
          </table:table-cell>
          <table:table-cell/>
          <table:table-cell table:formula="of:=[.A28]" office:value-type="float" office:value="39">
            <text:p>39</text:p>
          </table:table-cell>
          <table:table-cell office:value-type="string">
            <text:p>,</text:p>
          </table:table-cell>
          <table:table-cell table:formula="of:=[.C28]" office:value-type="string" office:string-value="7,24,30,42,49,50,52,53,54,68,73">
            <text:p>7,24,30,42,49,50,52,53,54,68,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6" office:value-type="string">
            <text:p>Mirica Emma</text:p>
          </table:table-cell>
          <table:table-cell table:style-name="ce7"/>
          <table:table-cell/>
          <table:table-cell table:formula="of:=[.A29]" office:value-type="float" office:value="40">
            <text:p>40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ungu Adrian</text:p>
          </table:table-cell>
          <table:table-cell office:value-type="string">
            <text:p>2,8,13,16,19,24,32,43,44,45,50,53,54,60,62,68</text:p>
          </table:table-cell>
          <table:table-cell/>
          <table:table-cell table:formula="of:=[.A30]" office:value-type="float" office:value="41">
            <text:p>41</text:p>
          </table:table-cell>
          <table:table-cell office:value-type="string">
            <text:p>,</text:p>
          </table:table-cell>
          <table:table-cell table:formula="of:=[.C30]" office:value-type="string" office:string-value="2,8,13,16,19,24,32,43,44,45,50,53,54,60,62,68">
            <text:p>2,8,13,16,19,24,32,43,44,45,50,53,54,60,62,6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erban Radu</text:p>
          </table:table-cell>
          <table:table-cell office:value-type="string">
            <text:p>24,35,39,58,63</text:p>
          </table:table-cell>
          <table:table-cell/>
          <table:table-cell table:formula="of:=[.A31]" office:value-type="float" office:value="42">
            <text:p>42</text:p>
          </table:table-cell>
          <table:table-cell office:value-type="string">
            <text:p>,</text:p>
          </table:table-cell>
          <table:table-cell table:formula="of:=[.C31]" office:value-type="string" office:string-value="24,35,39,58,63">
            <text:p>24,35,39,58,6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niela Ene</text:p>
          </table:table-cell>
          <table:table-cell office:value-type="string">
            <text:p>2,8,13,14,15,16,19,24,30,31,35,41,44,45,46,53,54,55,62,63,68,69,71</text:p>
          </table:table-cell>
          <table:table-cell/>
          <table:table-cell table:formula="of:=[.A32]" office:value-type="float" office:value="43">
            <text:p>43</text:p>
          </table:table-cell>
          <table:table-cell office:value-type="string">
            <text:p>,</text:p>
          </table:table-cell>
          <table:table-cell table:formula="of:=[.C32]" office:value-type="string" office:string-value="2,8,13,14,15,16,19,24,30,31,35,41,44,45,46,53,54,55,62,63,68,69,71">
            <text:p>2,8,13,14,15,16,19,24,30,31,35,41,44,45,46,53,54,55,62,63,68,69,7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zana Vladescu</text:p>
          </table:table-cell>
          <table:table-cell office:value-type="string">
            <text:p>5,7,30,31,41,43,53,54,57,63</text:p>
          </table:table-cell>
          <table:table-cell/>
          <table:table-cell table:formula="of:=[.A33]" office:value-type="float" office:value="44">
            <text:p>44</text:p>
          </table:table-cell>
          <table:table-cell office:value-type="string">
            <text:p>,</text:p>
          </table:table-cell>
          <table:table-cell table:formula="of:=[.C33]" office:value-type="string" office:string-value="5,7,30,31,41,43,53,54,57,63">
            <text:p>5,7,30,31,41,43,53,54,57,6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ictor Cărbune </text:p>
          </table:table-cell>
          <table:table-cell office:value-type="string">
            <text:p>2,5,7,15,31,34,35,41,43,50,51,54,55,63,68</text:p>
          </table:table-cell>
          <table:table-cell/>
          <table:table-cell table:formula="of:=[.A34]" office:value-type="float" office:value="45">
            <text:p>45</text:p>
          </table:table-cell>
          <table:table-cell office:value-type="string">
            <text:p>,</text:p>
          </table:table-cell>
          <table:table-cell table:formula="of:=[.C34]" office:value-type="string" office:string-value="2,5,7,15,31,34,35,41,43,50,51,54,55,63,68">
            <text:p>2,5,7,15,31,34,35,41,43,50,51,54,55,63,6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tre Andreea Cristina</text:p>
          </table:table-cell>
          <table:table-cell office:value-type="string">
            <text:p>2,5,7,14,15,16,19,21,31,34,35,43,50,52,53,54,60,62,68,71</text:p>
          </table:table-cell>
          <table:table-cell/>
          <table:table-cell table:formula="of:=[.A35]" office:value-type="float" office:value="46">
            <text:p>46</text:p>
          </table:table-cell>
          <table:table-cell office:value-type="string">
            <text:p>,</text:p>
          </table:table-cell>
          <table:table-cell table:formula="of:=[.C35]" office:value-type="string" office:string-value="2,5,7,14,15,16,19,21,31,34,35,43,50,52,53,54,60,62,68,71">
            <text:p>2,5,7,14,15,16,19,21,31,34,35,43,50,52,53,54,60,62,68,7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string">
            <text:p>Anghel Andrei</text:p>
          </table:table-cell>
          <table:table-cell table:style-name="ce7"/>
          <table:table-cell/>
          <table:table-cell table:formula="of:=[.A36]" office:value-type="float" office:value="47">
            <text:p>47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lexandra Vintila</text:p>
          </table:table-cell>
          <table:table-cell office:value-type="string">
            <text:p>2,3,8,30,39,50,51,52,54,62,67,71</text:p>
          </table:table-cell>
          <table:table-cell/>
          <table:table-cell table:formula="of:=[.A37]" office:value-type="float" office:value="49">
            <text:p>49</text:p>
          </table:table-cell>
          <table:table-cell office:value-type="string">
            <text:p>,</text:p>
          </table:table-cell>
          <table:table-cell table:formula="of:=[.C37]" office:value-type="string" office:string-value="2,3,8,30,39,50,51,52,54,62,67,71">
            <text:p>2,3,8,30,39,50,51,52,54,62,67,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obanu Emilia</text:p>
          </table:table-cell>
          <table:table-cell office:value-type="string">
            <text:p>2,5,7,13,20,27,28,30,31,39,41,45,46,49,52,53,54,55,62,68,71</text:p>
          </table:table-cell>
          <table:table-cell/>
          <table:table-cell table:formula="of:=[.A38]" office:value-type="float" office:value="50">
            <text:p>50</text:p>
          </table:table-cell>
          <table:table-cell office:value-type="string">
            <text:p>,</text:p>
          </table:table-cell>
          <table:table-cell table:formula="of:=[.C38]" office:value-type="string" office:string-value="2,5,7,13,20,27,28,30,31,39,41,45,46,49,52,53,54,55,62,68,71">
            <text:p>2,5,7,13,20,27,28,30,31,39,41,45,46,49,52,53,54,55,62,68,7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lorin Pop</text:p>
          </table:table-cell>
          <table:table-cell office:value-type="string">
            <text:p>5,13,21,23,30,32,35,45,49,53,54,55,57,62,68,69</text:p>
          </table:table-cell>
          <table:table-cell/>
          <table:table-cell table:formula="of:=[.A39]" office:value-type="float" office:value="51">
            <text:p>51</text:p>
          </table:table-cell>
          <table:table-cell office:value-type="string">
            <text:p>,</text:p>
          </table:table-cell>
          <table:table-cell table:formula="of:=[.C39]" office:value-type="string" office:string-value="5,13,21,23,30,32,35,45,49,53,54,55,57,62,68,69">
            <text:p>5,13,21,23,30,32,35,45,49,53,54,55,57,62,68,6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eta Alexandra</text:p>
          </table:table-cell>
          <table:table-cell office:value-type="string">
            <text:p>2,3,30,31,35,39,46,49,50</text:p>
          </table:table-cell>
          <table:table-cell/>
          <table:table-cell table:formula="of:=[.A40]" office:value-type="float" office:value="52">
            <text:p>52</text:p>
          </table:table-cell>
          <table:table-cell office:value-type="string">
            <text:p>,</text:p>
          </table:table-cell>
          <table:table-cell table:formula="of:=[.C40]" office:value-type="string" office:string-value="2,3,30,31,35,39,46,49,50">
            <text:p>2,3,30,31,35,39,46,49,5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iprian Dobre</text:p>
          </table:table-cell>
          <table:table-cell office:value-type="string">
            <text:p>1,2,5,7,8,13,14,15,20,21,23,30,31,32,34,35,39,41,43,44,46,50,51,54,55,57,62,63,68,69,71</text:p>
          </table:table-cell>
          <table:table-cell/>
          <table:table-cell table:formula="of:=[.A41]" office:value-type="float" office:value="53">
            <text:p>53</text:p>
          </table:table-cell>
          <table:table-cell office:value-type="string">
            <text:p>,</text:p>
          </table:table-cell>
          <table:table-cell table:formula="of:=[.C41]" office:value-type="string" office:string-value="1,2,5,7,8,13,14,15,20,21,23,30,31,32,34,35,39,41,43,44,46,50,51,54,55,57,62,63,68,69,71">
            <text:p>1,2,5,7,8,13,14,15,20,21,23,30,31,32,34,35,39,41,43,44,46,50,51,54,55,57,62,63,68,69,7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avin Cristina</text:p>
          </table:table-cell>
          <table:table-cell office:value-type="string">
            <text:p>2,5,7,8,13,14,15,16,19,20,31,32,34,35,39,41,43,44,45,46,49,50,51,53,55,57,62,63,69,71</text:p>
          </table:table-cell>
          <table:table-cell/>
          <table:table-cell table:formula="of:=[.A42]" office:value-type="float" office:value="54">
            <text:p>54</text:p>
          </table:table-cell>
          <table:table-cell office:value-type="string">
            <text:p>,</text:p>
          </table:table-cell>
          <table:table-cell table:formula="of:=[.C42]" office:value-type="string" office:string-value="2,5,7,8,13,14,15,16,19,20,31,32,34,35,39,41,43,44,45,46,49,50,51,53,55,57,62,63,69,71">
            <text:p>2,5,7,8,13,14,15,16,19,20,31,32,34,35,39,41,43,44,45,46,49,50,51,53,55,57,62,63,69,7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aivan Elena</text:p>
          </table:table-cell>
          <table:table-cell office:value-type="string">
            <text:p>2,5,6,13,14,15,16,18,19,20,30,31,32,34,35,43,45,50,51,53,54,56,60,62,63,71</text:p>
          </table:table-cell>
          <table:table-cell/>
          <table:table-cell table:formula="of:=[.A43]" office:value-type="float" office:value="55">
            <text:p>55</text:p>
          </table:table-cell>
          <table:table-cell office:value-type="string">
            <text:p>,</text:p>
          </table:table-cell>
          <table:table-cell table:formula="of:=[.C43]" office:value-type="string" office:string-value="2,5,6,13,14,15,16,18,19,20,30,31,32,34,35,43,45,50,51,53,54,56,60,62,63,71">
            <text:p>2,5,6,13,14,15,16,18,19,20,30,31,32,34,35,43,45,50,51,53,54,56,60,62,63,7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ugarjav Battamir</text:p>
          </table:table-cell>
          <table:table-cell office:value-type="float" office:value="55.68">
            <text:p>55,68</text:p>
          </table:table-cell>
          <table:table-cell/>
          <table:table-cell table:formula="of:=[.A44]" office:value-type="float" office:value="56">
            <text:p>56</text:p>
          </table:table-cell>
          <table:table-cell office:value-type="string">
            <text:p>,</text:p>
          </table:table-cell>
          <table:table-cell table:formula="of:=[.C44]" office:value-type="float" office:value="55.68">
            <text:p>55,6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ristea Adrian<text:span text:style-name="T3"> (Beciu Andreea-Livia)</text:span></text:p>
          </table:table-cell>
          <table:table-cell office:value-type="string">
            <text:p>5,8,27,31,32,44,51,53,54,63,68</text:p>
          </table:table-cell>
          <table:table-cell/>
          <table:table-cell table:formula="of:=[.A45]" office:value-type="float" office:value="57">
            <text:p>57</text:p>
          </table:table-cell>
          <table:table-cell office:value-type="string">
            <text:p>,</text:p>
          </table:table-cell>
          <table:table-cell table:formula="of:=[.C45]" office:value-type="string" office:string-value="5,8,27,31,32,44,51,53,54,63,68">
            <text:p>5,8,27,31,32,44,51,53,54,63,6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drian Bacircea</text:p>
          </table:table-cell>
          <table:table-cell office:value-type="string">
            <text:p>8,24,42,63,69</text:p>
          </table:table-cell>
          <table:table-cell/>
          <table:table-cell table:formula="of:=[.A46]" office:value-type="float" office:value="58">
            <text:p>58</text:p>
          </table:table-cell>
          <table:table-cell office:value-type="string">
            <text:p>,</text:p>
          </table:table-cell>
          <table:table-cell table:formula="of:=[.C46]" office:value-type="string" office:string-value="8,24,42,63,69">
            <text:p>8,24,42,63,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opescu Mihai </text:p>
          </table:table-cell>
          <table:table-cell office:value-type="string">
            <text:p>30,41,46,55</text:p>
          </table:table-cell>
          <table:table-cell/>
          <table:table-cell table:formula="of:=[.A47]" office:value-type="float" office:value="60">
            <text:p>60</text:p>
          </table:table-cell>
          <table:table-cell office:value-type="string">
            <text:p>,</text:p>
          </table:table-cell>
          <table:table-cell table:formula="of:=[.C47]" office:value-type="string" office:string-value="30,41,46,55">
            <text:p>30,41,46,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iriplica Diana</text:p>
          </table:table-cell>
          <table:table-cell office:value-type="string">
            <text:p>2,7,30,31,35,41,43,46,49,50,51,53,54,55,68</text:p>
          </table:table-cell>
          <table:table-cell/>
          <table:table-cell table:formula="of:=[.A48]" office:value-type="float" office:value="62">
            <text:p>62</text:p>
          </table:table-cell>
          <table:table-cell office:value-type="string">
            <text:p>,</text:p>
          </table:table-cell>
          <table:table-cell table:formula="of:=[.C48]" office:value-type="string" office:string-value="2,7,30,31,35,41,43,46,49,50,51,53,54,55,68">
            <text:p>2,7,30,31,35,41,43,46,49,50,51,53,54,55,6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asiu Oana</text:p>
          </table:table-cell>
          <table:table-cell office:value-type="string">
            <text:p>8,13,20,24,27,30,31,32,35,42,43,44,45,53,54,55,57,58,68</text:p>
          </table:table-cell>
          <table:table-cell/>
          <table:table-cell table:formula="of:=[.A49]" office:value-type="float" office:value="63">
            <text:p>63</text:p>
          </table:table-cell>
          <table:table-cell office:value-type="string">
            <text:p>,</text:p>
          </table:table-cell>
          <table:table-cell table:formula="of:=[.C49]" office:value-type="string" office:string-value="8,13,20,24,27,30,31,32,35,42,43,44,45,53,54,55,57,58,68">
            <text:p>8,13,20,24,27,30,31,32,35,42,43,44,45,53,54,55,57,58,6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" office:value-type="string">
            <text:p>Tibuleac Andrei</text:p>
          </table:table-cell>
          <table:table-cell table:style-name="ce7"/>
          <table:table-cell/>
          <table:table-cell table:formula="of:=[.A50]" office:value-type="float" office:value="64">
            <text:p>64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ecula Gabriel</text:p>
          </table:table-cell>
          <table:table-cell office:value-type="string">
            <text:p>7,30,34,49,68</text:p>
          </table:table-cell>
          <table:table-cell/>
          <table:table-cell table:formula="of:=[.A51]" office:value-type="float" office:value="67">
            <text:p>67</text:p>
          </table:table-cell>
          <table:table-cell office:value-type="string">
            <text:p>,</text:p>
          </table:table-cell>
          <table:table-cell table:formula="of:=[.C51]" office:value-type="string" office:string-value="7,30,34,49,68">
            <text:p>7,30,34,49,6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istina Surdu</text:p>
          </table:table-cell>
          <table:table-cell office:value-type="string">
            <text:p>2,5,6,7,13,15,16,19,20,21,30,31,32,34,35,39,41,43,45,46,50,51,53,56,57,62,63,67,71,73</text:p>
          </table:table-cell>
          <table:table-cell/>
          <table:table-cell table:formula="of:=[.A52]" office:value-type="float" office:value="68">
            <text:p>68</text:p>
          </table:table-cell>
          <table:table-cell office:value-type="string">
            <text:p>,</text:p>
          </table:table-cell>
          <table:table-cell table:formula="of:=[.C52]" office:value-type="string" office:string-value="2,5,6,7,13,15,16,19,20,21,30,31,32,34,35,39,41,43,45,46,50,51,53,56,57,62,63,67,71,73">
            <text:p>2,5,6,7,13,15,16,19,20,21,30,31,32,34,35,39,41,43,45,46,50,51,53,56,57,62,63,67,71,7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Ruxandra Csutak</text:p>
          </table:table-cell>
          <table:table-cell office:value-type="string">
            <text:p>7,8,13,18,24,30,31,43,51,53,54,58,63</text:p>
          </table:table-cell>
          <table:table-cell/>
          <table:table-cell table:formula="of:=[.A53]" office:value-type="float" office:value="69">
            <text:p>69</text:p>
          </table:table-cell>
          <table:table-cell office:value-type="string">
            <text:p>,</text:p>
          </table:table-cell>
          <table:table-cell table:formula="of:=[.C53]" office:value-type="string" office:string-value="7,8,13,18,24,30,31,43,51,53,54,58,63">
            <text:p>7,8,13,18,24,30,31,43,51,53,54,58,6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rina Ciocea <text:span text:style-name="T3">(Alexandru Burghelea)</text:span></text:p>
          </table:table-cell>
          <table:table-cell office:value-type="string">
            <text:p>2,7,13,15,30,31,35,43,46,49,50,53,54,55,68</text:p>
          </table:table-cell>
          <table:table-cell/>
          <table:table-cell table:formula="of:=[.A54]" office:value-type="float" office:value="71">
            <text:p>71</text:p>
          </table:table-cell>
          <table:table-cell office:value-type="string">
            <text:p>,</text:p>
          </table:table-cell>
          <table:table-cell table:formula="of:=[.C54]" office:value-type="string" office:string-value="2,7,13,15,30,31,35,43,46,49,50,53,54,55,68">
            <text:p>2,7,13,15,30,31,35,43,46,49,50,53,54,55,6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6" office:value-type="string">
            <text:p>Lungu Costin-George</text:p>
          </table:table-cell>
          <table:table-cell table:style-name="ce7"/>
          <table:table-cell/>
          <table:table-cell table:formula="of:=[.A55]" office:value-type="float" office:value="72">
            <text:p>72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aca Octavian</text:p>
          </table:table-cell>
          <table:table-cell table:style-name="ce7" office:value-type="string">
            <text:p>6,30,34,39,68</text:p>
          </table:table-cell>
          <table:table-cell/>
          <table:table-cell table:formula="of:=[.A56]" office:value-type="float" office:value="73">
            <text:p>73</text:p>
          </table:table-cell>
          <table:table-cell office:value-type="string">
            <text:p>,</text:p>
          </table:table-cell>
          <table:table-cell table:formula="of:=[.C56]" office:value-type="string" office:string-value="6,30,34,39,68">
            <text:p>6,30,34,39,68</text:p>
          </table:table-cell>
        </table:table-row>
        <table:table-row table:style-name="ro1">
          <table:table-cell/>
          <table:table-cell table:style-name="Default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1" table:target-range-address="Sheet2.B2:Sheet2.C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number:number-style style:name="N110P0" style:volatile="true">
      <number:text>lei </number:text>
      <number:number number:decimal-places="0" number:min-integer-digits="1" number:grouping="true"/>
      <number:text> </number:text>
    </number:number-style>
    <number:number-style style:name="N110P1" style:volatile="true">
      <number:text>lei (</number:text>
      <number:number number:decimal-places="0" number:min-integer-digits="1" number:grouping="true"/>
      <number:text>)</number:text>
    </number:number-style>
    <number:number-style style:name="N110P2" style:volatile="true">
      <number:text>lei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lei </number:text>
      <number:number number:decimal-places="2" number:min-integer-digits="1" number:grouping="true"/>
      <number:text> </number:text>
    </number:number-style>
    <number:number-style style:name="N117P1" style:volatile="true">
      <number:text>lei (</number:text>
      <number:number number:decimal-places="2" number:min-integer-digits="1" number:grouping="true"/>
      <number:text>)</number:text>
    </number:number-style>
    <number:number-style style:name="N117P2" style:volatile="true">
      <number:text>lei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.00.0000</text:date>, <text:time style:data-style-name="N2" text:time-value="0000-00-00T19:37:45.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11:04:05.27</meta:creation-date>
    <dc:date>2013-11-15T06:16:11.13</dc:date>
    <meta:editing-duration>PT11H59M10S</meta:editing-duration>
    <meta:editing-cycles>124</meta:editing-cycles>
    <meta:generator>LibreOffice/4.0.2.2$Windows_x86 LibreOffice_project/4c82dcdd6efcd48b1d8bba66bfe1989deee49c3</meta:generator>
    <meta:document-statistic meta:table-count="2" meta:cell-count="559" meta:object-count="0"/>
  </office:meta>
</office:document-meta>
</file>